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Courier, monospace"/>
    <style:font-face style:name="Lohit Hindi1" svg:font-family="'Lohit Hindi'"/>
    <style:font-face style:name="OpenSymbol" svg:font-family="OpenSymbol"/>
    <style:font-face style:name="inherit" svg:font-family="inherit"/>
    <style:font-face style:name="verdana" svg:font-family="verdana"/>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agraph-properties style:shadow="none"/>
    </style:style>
    <style:style style:name="P8" style:family="paragraph" style:parent-style-name="Standard">
      <style:paragraph-properties style:shadow="none"/>
    </style:style>
    <style:style style:name="P9" style:family="paragraph" style:list-style-name="L1">
      <style:paragraph-properties style:shadow="none"/>
    </style:style>
    <style:style style:name="P10" style:family="paragraph" style:parent-style-name="Standard" style:master-page-name="">
      <style:paragraph-properties style:page-number="auto" style:shadow="none"/>
    </style:style>
    <style:style style:name="P11" style:family="paragraph" style:parent-style-name="Footer">
      <style:text-properties style:font-name="TlwgTypewriter"/>
    </style:style>
    <style:style style:name="T1" style:family="text">
      <style:text-properties fo:font-weight="bold" style:font-weight-asian="bold" style:font-weight-complex="bold"/>
    </style:style>
    <style:style style:name="T2" style:family="text">
      <style:text-properties style:font-name="TlwgTypewriter"/>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er the DIV Tag</text:p>
      <text:p text:style-name="Standard"/>
      <text:section text:style-name="Sect1" text:name="articlebody">
        <text:p text:style-name="P10">If you use the &lt;div&gt; tag combined with CSS, you will create a page that is easy to manage and manipulate later. Using the &lt;div&gt; tag allows you to define the page in terms of the logical divisions of the page, not just the locations in the layout (that will certainly change in the future). Most Web pages have fairly standard content chunks, and if you use the &lt;div&gt; tag to divide them, you'll be ready to style them however you'd like.</text:p>
        <text:p text:style-name="P8">Be sure to use semantic markup to style the divisions that have specific semantic meanings with the appropriate tags.</text:p>
        <text:p text:style-name="P8">A typical Web page has one or more of the following divisions:</text:p>
        <text:list xml:id="list1415985890" text:style-name="L1">
          <text:list-item>
            <text:p>header: defining the top banner and possibly navigation of the page - as it's a header, a header tag is appropriate</text:p>
            <text:p><text:span text:style-name="Source_20_Text">&lt;h1&gt;...&lt;/h1&gt;</text:span></text:p>
          </text:list-item>
          <text:list-item>
            <text:p>navigation: defining the navigation of the page - this is usually a list, so use a list</text:p>
            <text:p><text:span text:style-name="Source_20_Text">&lt;ul id="navigation"&gt;...&lt;/ul&gt;</text:span></text:p>
          </text:list-item>
          <text:list-item>
            <text:p>left sidebar: defining a sidebar on the left</text:p>
            <text:p><text:span text:style-name="Source_20_Text">&lt;div id="sidebar"&gt;...&lt;/div&gt;</text:span></text:p>
          </text:list-item>
          <text:list-item>
            <text:p>right sidebar: defining a sidebar on the right</text:p>
            <text:p><text:span text:style-name="Source_20_Text">&lt;div id="subtext"&gt;...&lt;/div&gt;</text:span></text:p>
          </text:list-item>
          <text:list-item>
            <text:p>body: defining the main portion of the page</text:p>
            <text:p><text:span text:style-name="Source_20_Text">&lt;div id="body"&gt;...&lt;/div&gt;</text:span></text:p>
          </text:list-item>
          <text:list-item>
            <text:p>footer: defining the footer and possibly sub-navigation of the page</text:p>
            <text:p><text:span text:style-name="Source_20_Text">&lt;div id="footer"&gt;...&lt;/div&gt;</text:span></text:p>
          </text:list-item>
        </text:list>
        <text:p text:style-name="P8">Once you've defined the &lt;div&gt; elements of your page, you can then use CSS to style them however you'd like. Since you're using a table-less layout, you'll need to use CSS positioning to get the divisions to sit where you want them on the page. Luckily this isn't difficult.</text:p>
        <text:p text:style-name="P8">Once you've designed your CSS for your divs, you should test your page in several different browsers. That way you can be sure your page will look okay no matter who comes to visit.</text:p>
        <text:p text:style-name="P8"/>
        <text:p text:style-name="P8"/>
      </text:section>
      <text:p text:style-name="P8"/>
      <text:p text:style-name="P8"/>
      <text:p text:style-name="P8">There are two ways you can do layout with CSS:</text:p>
      <text:list xml:id="list769275792" text:style-name="L5">
        <text:list-item>
          <text:p text:style-name="P4"><text:a xlink:type="simple" xlink:href="http://webdesign.about.com/od/advancedcss/a/aa010107.htm">Use CSS floats</text:a> “Not explained in this document”</text:p>
        </text:list-item>
        <text:list-item>
          <text:p text:style-name="P4">Use CSS positioning</text:p>
        </text:list-item>
      </text:list>
      <text:p text:style-name="Standard">This article will explain how to use CSS positioning to build the layout for your web pages.</text:p>
      <text:p text:style-name="Standard"/>
      <text:p text:style-name="P5">Browser Support of CSS Positioning</text:p>
      <text:p text:style-name="Standard">CSS positioning is well supported in all modern browsers. Unless you are building a site for Netscape 4 or Internet Explorer 4, your readers shouldn’t have any trouble viewing your CSS positioned web pages.</text:p>
      <text:p text:style-name="P5">Rethinking How You Build a Page</text:p>
      <text:p text:style-name="Standard">When you build a site using tables, you have to think in a "tabular" format. In other words, you’re thinking in terms of cells and rows and columns. And your web pages will reflect that. When you move <text:soft-page-break/>to a CSS-P design, you’ll start thinking of your pages in terms of the content. Because the content can be placed anywhere you’d like in the layout — even layered on top of other content.</text:p>
      <text:p text:style-name="Standard">For example, this About.com article can be divided into five content parts:</text:p>
      <text:p text:style-name="Standard"/>
      <text:list xml:id="list1204948679" text:style-name="L2">
        <text:list-item>
          <text:p text:style-name="P1"><text:span text:style-name="T1">the header</text:span><text:line-break/>This is where the top breadcrumb trail is, the banner advertisment, the site name, navigation, the article title and my byline.</text:p>
        </text:list-item>
        <text:list-item>
          <text:p text:style-name="P1"><text:span text:style-name="T1">the right column</text:span><text:line-break/>This is the right side of the page with the search box, newsletter signup box, ads, and video boxes.</text:p>
        </text:list-item>
        <text:list-item>
          <text:p text:style-name="P1"><text:span text:style-name="T1">the content</text:span><text:line-break/>The text of this article.</text:p>
        </text:list-item>
        <text:list-item>
          <text:p text:style-name="P1"><text:span text:style-name="T1">the inline ads</text:span><text:line-break/>The advertisements inline within the article body.</text:p>
        </text:list-item>
        <text:list-item>
          <text:p text:style-name="P1"><text:span text:style-name="T1">the footer</text:span><text:line-break/>The bottom navigation, my photo and bio information, copyright information, lower banner ad, and so on.</text:p>
          <text:p text:style-name="P1"/>
        </text:list-item>
      </text:list>
      <text:p text:style-name="P6">Rather than putting those elements in a table, I can use the DIV tag to define the different portions of the content, and then use CSS positioning to place the content elements on the page.</text:p>
      <text:p text:style-name="Standard">For this article’s example, I will create a page with three columns, and no header or footer.</text:p>
      <text:p text:style-name="Standard">Identifying Your Content Sections</text:p>
      <text:p text:style-name="Standard"/>
      <text:p text:style-name="Standard">Once you’ve defined the different content areas of your site, you need to write them in your HTML. While you can, generally, place your sections in any order, it’s a good idea to place the most important parts of your page first. </text:p>
      <text:p text:style-name="Standard"/>
      <text:p text:style-name="Standard">For my three column layout, I’m going to have three sections:</text:p>
      <text:list xml:id="list344446749" text:style-name="L3">
        <text:list-item>
          <text:p text:style-name="P2">left navigation</text:p>
        </text:list-item>
        <text:list-item>
          <text:p text:style-name="P2">right navigation</text:p>
        </text:list-item>
        <text:list-item>
          <text:p text:style-name="P2">content</text:p>
        </text:list-item>
      </text:list>
      <text:p text:style-name="Standard">These will be defined using <text:span text:style-name="T1">div tags</text:span> with the <text:span text:style-name="T1">id attribute</text:span>. Remember, when you use the id attributes, you need to have a unique name for each id.</text:p>
      <text:list xml:id="list238963146" text:style-name="L4">
        <text:list-item>
          <text:p text:style-name="P3"><text:span text:style-name="Source_20_Text">&lt;div id="leftnavigation"&gt; &lt;/div&gt;</text:span></text:p>
        </text:list-item>
        <text:list-item>
          <text:p text:style-name="P3"><text:span text:style-name="Source_20_Text">&lt;div id="rightnavigation"&gt; &lt;/div&gt;</text:span></text:p>
        </text:list-item>
        <text:list-item>
          <text:p text:style-name="P3"><text:span text:style-name="Source_20_Text">&lt;div id="content"&gt; &lt;/div&gt;</text:span></text:p>
          <text:p text:style-name="P3"><text:span text:style-name="Source_20_Text"/></text:p>
        </text:list-item>
      </text:list>
      <text:p text:style-name="P5">Positioning the Content</text:p>
      <text:p text:style-name="Standard">This is the fun part. Using CSS you can define the position for your id’ed divs. Store your position information in a style call like this:</text:p>
      <text:p text:style-name="Standard"><text:span text:style-name="Source_20_Text">#content {<text:line-break/><text:line-break/>}</text:span></text:p>
      <text:p text:style-name="Standard">Content within a div tag will take up as much space as it can, namely 100% of the width of the current location, or the page. So, to affect the location of a section without forcing it to a fixed width, you can <text:soft-page-break/>change the padding or the margin elements.</text:p>
      <text:p text:style-name="Standard">For this layout, I set the two navigation columns to fixed widths and then set their position absolute, so that they wouldn’t be impacted by where they are found in the HTML.</text:p>
      <text:p text:style-name="Standard"><text:span text:style-name="Source_20_Text">#leftnavigation {<text:line-break/>position : absolute;<text:line-break/>left : 0;<text:line-break/>width : 150px;<text:line-break/>margin-left : 10px;<text:line-break/>margin-top : 20px;</text:span></text:p>
      <text:p text:style-name="Standard"><text:span text:style-name="Source_20_Text">color : #000000;<text:line-break/>padding : 3px;<text:line-break/>}<text:line-break/>#rightnavigation {</text:span></text:p>
      <text:p text:style-name="Standard"><text:span text:style-name="Source_20_Text">position : absolute;<text:line-break/>left : 80%;</text:span></text:p>
      <text:p text:style-name="Standard"><text:span text:style-name="Source_20_Text">top : 20px;<text:line-break/>width : 140px;<text:line-break/>padding-left : 10px;<text:line-break/>z-index : 3;<text:line-break/>color : #000000;<text:line-break/>padding : 3px;<text:line-break/>}</text:span></text:p>
      <text:p text:style-name="Standard">Then for the content row, I set the margins to be somewhat relative to the outer columns.</text:p>
      <text:p text:style-name="Standard"><text:span text:style-name="Source_20_Text">#content {<text:line-break/>top : 0px;<text:line-break/>margin : 0px 25% 0 165px;<text:line-break/>padding : 3px;<text:line-break/>color : #000000;<text:line-break/>}</text:span></text:p>
      <text:p text:style-name="Standard"><text:s/>it is possible to define how your page will look without any table tags.</text:p>
      <text:p text:style-name="Standard"/>
      <text:p text:style-name="Standard"/>
      <text:p text:style-name="Standard"/>
      <text:p text:style-name="Standard"/>
      <text:p text:style-name="P5">Complete example:</text:p>
      <text:p text:style-name="P5"/>
      <text:p text:style-name="Standard">&lt;!DOCTYPE html PUBLIC "-//W3C//DTD XHTML 1.0 Transitional//EN" "<text:a xlink:type="simple" xlink:href="http://www.w3.org/TR/xhtml1/DTD/xhtml1-transitional.dtd">http://www.w3.org/TR/xhtml1/DTD/xhtml1-transitional.dtd</text:a>"&gt;<text:line-break/><text:line-break/>&lt;html&gt;<text:line-break/>&lt;head&gt;<text:line-break/>&lt;title&gt;Tableless Web Pages&lt;/title&gt;<text:line-break/>&lt;link href="styles.css" rel="stylesheet" type="text/css" /&gt;<text:line-break/>&lt;/head&gt;<text:line-break/><text:soft-page-break/>&lt;body&gt;<text:line-break/>&lt;div id="leftnavigation"&gt;<text:line-break/>&lt;h1&gt;Left Column&lt;/h1&gt;<text:line-break/>&lt;ul&gt;<text:line-break/>&lt;li&gt;&lt;a href="<text:a xlink:type="simple" xlink:href="http://webdesign.about.com/">http://webdesign.about.com/</text:a>"&gt;Home&lt;/a&gt;&lt;/li&gt;<text:line-break/>&lt;li&gt;&lt;a href="<text:a xlink:type="simple" xlink:href="http://webdesign.about.com/library/weekly/aa102102a.htm">http://webdesign.about.com/library/weekly/aa102102a.htm</text:a>"&gt;Tableless Browsing&lt;/a&gt;&lt;/li&gt;<text:line-break/>&lt;li&gt;&lt;a href="/cs/css/"&gt;CSS Links&lt;/a&gt;&lt;/li&gt;<text:line-break/>&lt;/ul&gt;<text:line-break/>&lt;/div&gt;<text:line-break/><text:line-break/>&lt;div id="content"&gt;<text:line-break/>&lt;h1&gt;Sample Content&lt;/h1&gt;<text:line-break/>&lt;p&gt;<text:line-break/>This is the content section of the page. As you can see, I'll use structural markup<text:line-break/>like &amp;lt;p&amp;gt;&amp;lt;/p&amp;gt;, &amp;lt;strong&amp;gt;&amp;lt;/strong&amp;gt;, and &amp;lt;em&amp;gt;&amp;lt;/em&amp;gt;. This<text:line-break/>will help keep the page valid in XHTML.<text:line-break/>&lt;/p&gt;<text:line-break/>&lt;p&gt;<text:line-break/>Consectetur adipisicing elit, ut aliquip ex ea commodo consequat. Sed do eiusmod tempor incididunt in reprehenderit in voluptate lorem ipsum dolor sit amet. Excepteur sint occaecat qui officia deserunt duis aute irure dolor. Ut labore et dolore magna aliqua. Sed do eiusmod tempor incididunt sunt in culpa excepteur sint occaecat. Ut aliquip ex ea commodo consequat. In reprehenderit in voluptate eu fugiat nulla pariatur. Mollit anim id est laborum. Qui officia deserunt. Sed do eiusmod tempor incididunt ut labore et dolore magna aliqua. <text:line-break/>&lt;/p&gt;<text:line-break/>&lt;h2&gt;Lorem Ipsum&lt;/h2&gt;<text:line-break/>&lt;p&gt;<text:line-break/>Consectetur adipisicing elit, quis nostrud exercitation velit esse cillum dolore. Ullamco laboris nisi qui officia deserunt ut enim ad minim veniam. Cupidatat non proident, duis aute irure dolor sunt in culpa. Lorem ipsum dolor sit amet, ullamco laboris nisi excepteur sint occaecat. Ut aliquip ex ea commodo consequat. Ut labore et dolore magna aliqua. Quis nostrud exercitation. Ut labore et dolore magna aliqua. Sed do eiusmod tempor incididunt duis aute irure dolor sunt in culpa. Ullamco laboris nisi lorem ipsum dolor sit amet, ut aliquip ex ea commodo consequat. Mollit anim id est laborum. Excepteur sint occaecat ut enim ad minim veniam, quis nostrud exercitation.<text:line-break/>&lt;/p&gt;<text:line-break/>&lt;p&gt;<text:line-break/>Eu fugiat nulla pariatur. Velit esse cillum dolore sed do eiusmod tempor incididunt ut labore et dolore magna aliqua. Cupidatat non proident, ut enim ad minim veniam. Quis nostrud exercitation velit esse cillum dolore lorem ipsum dolor sit amet. Consectetur adipisicing elit, ut labore et dolore magna aliqua. Ut enim ad minim veniam, qui officia deserunt cupidatat non proident. Velit esse cillum dolore excepteur sint occaecat lorem ipsum dolor sit amet. Consectetur adipisicing elit, sunt in culpa quis nostrud exercitation. Ut aliquip ex ea commodo consequat. Ut labore et dolore magna aliqua. Ut enim ad minim veniam. Quis nostrud exercitation excepteur sint occaecat ut labore et dolore magna aliqua. <text:soft-page-break/>Sunt in culpa ullamco laboris nisi eu fugiat nulla pariatur. Sed do eiusmod tempor incididunt mollit anim id est laborum. <text:line-break/>&lt;/p&gt;<text:line-break/>&lt;/div&gt;<text:line-break/>&lt;div id="rightnavigation"&gt;<text:line-break/>&lt;h2&gt;Right Column&lt;/h2&gt;<text:line-break/>&lt;p&gt;<text:line-break/>Ut aliquip ex ea commodo consequat. Ut labore et dolore magna aliqua. Quis nostrud exercitation duis aute irure dolor cupidatat non proident. Lorem ipsum dolor sit amet, sunt in culpa mollit anim id est laborum. Ut aliquip ex ea commodo consequat. Velit esse cillum dolore eu fugiat nulla pariatur. Ut enim ad minim veniam, excepteur sint occaecat ut aliquip ex ea commodo consequat. Consectetur adipisicing elit, mollit anim id est laborum. Cupidatat non proident, sunt in culpa sed do eiusmod tempor incididunt. Eu fugiat nulla pariatur.<text:line-break/>&lt;/p&gt;<text:line-break/>&lt;h2&gt;Lorem Ipsum&lt;/h2&gt;<text:line-break/>&lt;p&gt;<text:line-break/>Ullamco laboris nisi lorem ipsum dolor sit amet, mollit anim id est laborum. Quis nostrud exercitation cupidatat non proident, ut labore et dolore magna aliqua. Ut labore et dolore magna aliqua. Excepteur sint occaecat consectetur adipisicing elit, cupidatat non proident. Lorem ipsum dolor sit amet, ullamco laboris nisi ut labore et dolore magna aliqua. Sed do eiusmod tempor incididunt ut aliquip ex ea commodo consequat. Velit esse cillum dolore sunt in culpa cupidatat non proident. Ullamco laboris nisi sed do eiusmod tempor incididunt excepteur sint occaecat. Mollit anim id est laborum. Consectetur adipisicing elit. Velit esse cillum dolore quis nostrud exercitation duis aute irure dolor.<text:line-break/>&lt;/p&gt;<text:line-break/>&lt;/div&gt;<text:line-break/>&lt;/body&gt;<text:line-break/>&lt;/html&gt;</text:p>
      <text:p text:style-name="Standard"/>
      <text:p text:style-name="Standard"/>
      <text:p text:style-name="Standard"/>
      <text:p text:style-name="Standard"/>
      <text:p text:style-name="Standard"/>
      <text:p text:style-name="Standard">body {<text:line-break/> <text:s/>margin : 0;<text:line-break/> <text:s/>padding : 0;<text:line-break/> <text:s/>border-color : #cc0000;<text:line-break/> <text:s/>background-color : #ffffff;<text:line-break/> <text:s/>color : #000000;<text:line-break/>}<text:line-break/>p, ul, ol, li {<text:line-break/> font : 10pt Arial,geneva,helvetica;<text:line-break/>}<text:line-break/>h1 {<text:line-break/> font : bold 14pt Arial, Helvetica, geneva;<text:line-break/><text:soft-page-break/>}<text:line-break/>h2 {<text:line-break/> font : bold 12pt Arial, Helvetica, geneva;<text:line-break/>}<text:line-break/>#leftnavigation {<text:line-break/> <text:s/>position : absolute;<text:line-break/> <text:s/>left : 0;<text:line-break/> <text:s/>width : 150px;<text:line-break/> <text:s/>margin-left : 10px;<text:line-break/> <text:s/>margin-top : 20px;<text:line-break/> <text:s/>color : #000000;<text:line-break/> <text:s/>padding : 3px;<text:line-break/>}<text:line-break/>#rightnavigation {<text:line-break/> <text:s/>position : absolute;<text:line-break/> <text:s/>left : 80%;<text:line-break/> <text:s/>top : 20px;<text:line-break/> <text:s/>width : 140px;<text:line-break/> <text:s/>padding-left : 10px;<text:line-break/> <text:s/>z-index : 3;<text:line-break/> <text:s/>color : #000000;<text:line-break/> <text:s/>padding : 3px;<text:line-break/>}<text:line-break/>#content {<text:line-break/> <text:s/>top : 0px;<text:line-break/> <text:s/>margin : 0px 25% 0 165px;<text:line-break/> <text:s/>padding : 3px;<text:line-break/> <text:s/>color : #000000;<text:line-break/>}<text:line-break/>#content h1, #content h2 {<text:line-break/> <text:s/>color : #cc0000;<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1" svg:font-family="'Droid Sans Mono', Courier, monospace"/>
    <style:font-face style:name="Lohit Hindi1" svg:font-family="'Lohit Hindi'"/>
    <style:font-face style:name="OpenSymbol" svg:font-family="OpenSymbol"/>
    <style:font-face style:name="inherit" svg:font-family="inherit"/>
    <style:font-face style:name="verdana" svg:font-family="verdana"/>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TlwgTypewriter"/>
    </style:style>
    <style:style style:name="MT1" style:family="text">
      <style:text-properties style:font-name="TlwgTypewriter"/>
    </style:style>
    <style:style style:name="MT2" style:family="text"/>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repared By : K.Zubair Sediqi</text:p>
        <text:p text:style-name="Footer"><text:span text:style-name="MT1">Reference : </text:span><text:a xlink:type="simple" xlink:href="http://webdesign.about.com/od/htmltags/qt/tipdivtag.htm">http://webdesign.about.com/od/htmltags/qt/tipdivtag.htm</text:a></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bair.sediqi </meta:initial-creator>
    <meta:creation-date>2012-05-15T15:31:35</meta:creation-date>
    <dc:date>2012-05-15T15:58:44</dc:date>
    <dc:creator>zubair.sediqi </dc:creator>
    <meta:editing-duration>PT11M49S</meta:editing-duration>
    <meta:editing-cycles>2</meta:editing-cycles>
    <meta:generator>LibreOffice/3.5$Linux_x86 LibreOffice_project/350m1$Build-202</meta:generator>
    <meta:document-statistic meta:table-count="0" meta:image-count="0" meta:object-count="0" meta:page-count="6" meta:paragraph-count="61" meta:word-count="1658" meta:character-count="9539" meta:non-whitespace-character-count="8506"/>
  </office:meta>
</office:document-meta>
</file>